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c4699" officeooo:paragraph-rsid="001c4699"/>
    </style:style>
    <style:style style:name="P2" style:family="paragraph" style:parent-style-name="Title">
      <style:text-properties officeooo:rsid="001c4699" officeooo:paragraph-rsid="001c4699"/>
    </style:style>
    <style:style style:name="P3" style:family="paragraph" style:parent-style-name="Subtitle">
      <style:text-properties officeooo:rsid="001c4699" officeooo:paragraph-rsid="001c4699"/>
    </style:style>
    <style:style style:name="P4" style:family="paragraph" style:parent-style-name="Text_20_body">
      <style:text-properties officeooo:rsid="001c4699" officeooo:paragraph-rsid="001c4699"/>
    </style:style>
    <style:style style:name="P5" style:family="paragraph" style:parent-style-name="Text_20_body">
      <style:text-properties officeooo:rsid="001eec6f" officeooo:paragraph-rsid="001eec6f"/>
    </style:style>
    <style:style style:name="P6" style:family="paragraph" style:parent-style-name="Text_20_body">
      <style:text-properties officeooo:paragraph-rsid="001eec6f"/>
    </style:style>
    <style:style style:name="P7" style:family="paragraph" style:parent-style-name="Heading_20_1">
      <style:text-properties officeooo:rsid="001c4699" officeooo:paragraph-rsid="001c4699"/>
    </style:style>
    <style:style style:name="P8" style:family="paragraph" style:parent-style-name="Heading_20_1">
      <style:text-properties officeooo:rsid="001eec6f" officeooo:paragraph-rsid="001eec6f"/>
    </style:style>
    <style:style style:name="P9" style:family="paragraph" style:parent-style-name="Heading_20_1">
      <style:text-properties fo:font-style="normal" style:text-underline-style="none" officeooo:rsid="001eec6f" officeooo:paragraph-rsid="001eec6f"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awozdanie z PAMSI</text:p>
      <text:p text:style-name="P3">Lab. 3 – Lista, stos, kolejka</text:p>
      <text:p text:style-name="P1">Łukasz Brzeszcz, nr indeksu: 226362</text:p>
      <text:p text:style-name="P1">Data wykonania sprawozdania: 13.05.2017</text:p>
      <text:p text:style-name="P1"/>
      <text:h text:style-name="P7" text:outline-level="1">1. Wstęp</text:h>
      <text:p text:style-name="P1">Lista, stos, oraz kolejka są przykładami abstrakcyjnych struktur danych. Abstrakcyjnych, ponieważ wyobrażamy je sobie jako uporządkowane struktury, jako elementy poukładane jeden obok drugiego, natomiast w rzeczywistości elementy te są porozrzucane po całej pamięci.</text:p>
      <text:p text:style-name="P1">Stos jest strukturą danych typu LIFO (Last-In First-Out). Oznacza to, że element możemy dodać na szczyt stosu, oraz mamy dostęp tylko do elementu znajdującego się na szczycie stosu.</text:p>
      <text:p text:style-name="P1">Kolejka jest strukturą typu FIFO (First-In First-Out). Oznacza to, że element możemy dodać na koniec kolejki, a dostęp mamy tylko do elementu znajdującego się na początku kolejki.</text:p>
      <text:p text:style-name="P1">Lista jest strukturą danych, gdzie dostęp mamy do każdego elementu tej listy. Nie jest to dostęp bezpośredni, lecz możemy się poruszać po wskaźnikach. Możemy dodać element w dowolnym miejscu listy. W implementacji mojej listy dokonałem pewnego uproszczenia. Mieliśmy za zadanie zbadać, jak szybko dochodzi do znalezienia elementu. Znalezienie nie oznacza usunięcia elementu, dlatego moja lista różni się od stosu czy kolejki tym, że nie muszę usuwać elementów poprzedzających/następujących.</text:p>
      <text:p text:style-name="P1"/>
      <text:h text:style-name="P8" text:outline-level="1">2. Obliczenia</text:h>
      <text:p text:style-name="P5">W programie wprowadziłem dziedziczenie po klasie iMierzalne oraz iKontener. Program jest uniwersalny i przystosowany do wykonywania obliczeń. Cały proces sprowadzał się wyłącznie do zmiany dyrektywy preprocesora <text:span text:style-name="T1">#define ROZMIAR </text:span><text:span text:style-name="T3">oraz w funkcji </text:span><text:span text:style-name="T1">int main() </text:span><text:span text:style-name="T3">do zmiany struktury danych w linijce </text:span><text:span text:style-name="T1">Mierzalny* problem = new </text:span><text:span text:style-name="T2">Stos().</text:span></text:p>
      <text:p text:style-name="P5"/>
      <text:p text:style-name="P5"/>
      <text:h text:style-name="P9" text:outline-level="1"><draw:frame draw:style-name="fr1" draw:name="Obiekt1" text:anchor-type="paragraph" svg:x="0.369cm" svg:y="1.667cm" svg:width="16cm" svg:height="8.999cm" draw:z-index="0"><draw:object xlink:href="./Object 1" xlink:type="simple" xlink:show="embed" xlink:actuate="onLoad"/><draw:image xlink:href="./ObjectReplacements/Object 1" xlink:type="simple" xlink:show="embed" xlink:actuate="onLoad"/></draw:frame><text:soft-page-break/>3. Wykres</text:h>
      <text:p text:style-name="P6"/>
      <text:p text:style-name="P6"/>
      <text:p text:style-name="P6"/>
      <text:h text:style-name="P8" text:outline-level="1">4. Wnioski</text:h>
      <text:p text:style-name="P5">Z powyższego wykresu odczytać możemy następujące informacje. Przeszukiwanie stosu oraz kolejki zajmuje porównywalną ilość czasu. Przeszukiwanie listy jest niemal 10-krotnie szybsze. Jednak złożoność obliczeniowa przeszukiwania każdej z tych struktur wynosi <text:span text:style-name="T4">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7-05-13T19:50:37.687210259</meta:creation-date>
    <dc:date>2017-05-14T13:40:36.877731789</dc:date>
    <dc:creator>student </dc:creator>
    <meta:editing-duration>PT31M52S</meta:editing-duration>
    <meta:editing-cycles>2</meta:editing-cycles>
    <meta:generator>LibreOffice/4.3.3.2$Linux_x86 LibreOffice_project/430m0$Build-2</meta:generator>
    <meta:document-statistic meta:table-count="0" meta:image-count="0" meta:object-count="1" meta:page-count="2" meta:paragraph-count="14" meta:word-count="256" meta:character-count="1864" meta:non-whitespace-character-count="16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0">
      <style:chart-properties chart:display-label="true" chart:logarithmic="true" chart:minimum="0.000000001"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symbol-type="named-symbol" chart:symbol-name="square" chart:symbol-width="0.15cm" chart:symbol-height="0.1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60">
      <style:chart-properties chart:symbol-type="named-symbol" chart:symbol-name="diamond" chart:symbol-width="0.15cm" chart:symbol-height="0.1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60">
      <style:chart-properties chart:symbol-type="named-symbol" chart:symbol-name="arrow-down" chart:symbol-width="0.15cm" chart:symbol-height="0.1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60">
      <style:chart-properties chart:symbol-type="named-symbol" chart:symbol-name="arrow-up" chart:symbol-width="0.15cm" chart:symbol-height="0.1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5.654cm" svg:y="0.315cm" chart:style-name="ch2">
          <text:p>Złożoność obliczeniowa</text:p>
        </chart:title>
        <chart:legend chart:legend-position="end" svg:x="12.716cm" svg:y="3.453cm" style:legend-expansion="high" chart:style-name="ch3"/>
        <chart:plot-area chart:style-name="ch4" chart:data-source-has-labels="both" svg:x="1.33cm" svg:y="1.273cm" svg:width="11.068cm" svg:height="6.566cm">
          <chartooo:coordinate-region svg:x="3.248cm" svg:y="1.473cm" svg:width="8.222cm" svg:height="5.719cm"/>
          <chart:axis chart:dimension="x" chart:name="primary-x" chart:style-name="ch5" chartooo:axis-type="auto">
            <chart:title svg:x="6.198cm" svg:y="8.018cm" chart:style-name="ch6">
              <text:p>Rozmiar</text:p>
            </chart:title>
            <chart:categories table:cell-range-address="local-table.$A$2:.$A$11"/>
          </chart:axis>
          <chart:axis chart:dimension="y" chart:name="primary-y" chart:style-name="ch7">
            <chart:title svg:x="0.451cm" svg:y="4.984cm" chart:style-name="ch8">
              <text:p>Czas</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Lista</text:p>
              </table:table-cell>
              <table:table-cell office:value-type="string">
                <text:p>Stos</text:p>
              </table:table-cell>
              <table:table-cell office:value-type="string">
                <text:p>Kolejka</text:p>
              </table:table-cell>
              <table:table-cell office:value-type="string">
                <text:p>n</text:p>
              </table:table-cell>
            </table:table-row>
          </table:table-header-rows>
          <table:table-rows>
            <table:table-row>
              <table:table-cell office:value-type="string">
                <text:p>1</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000000071">
                <text:p>0.0000000071</text:p>
              </table:table-cell>
            </table:table-row>
            <table:table-row>
              <table:table-cell office:value-type="string">
                <text:p>2</text:p>
              </table:table-cell>
              <table:table-cell office:value-type="float" office:value="10">
                <text:p>10</text:p>
              </table:table-cell>
              <table:table-cell office:value-type="float" office:value="0.000000203">
                <text:p>0.000000203</text:p>
              </table:table-cell>
              <table:table-cell office:value-type="float" office:value="0.000000413">
                <text:p>0.000000413</text:p>
              </table:table-cell>
              <table:table-cell office:value-type="float" office:value="0.000000416">
                <text:p>0.000000416</text:p>
              </table:table-cell>
              <table:table-cell office:value-type="float" office:value="0.000000071">
                <text:p>0.000000071</text:p>
              </table:table-cell>
            </table:table-row>
            <table:table-row>
              <table:table-cell office:value-type="string">
                <text:p>3</text:p>
              </table:table-cell>
              <table:table-cell office:value-type="float" office:value="100">
                <text:p>100</text:p>
              </table:table-cell>
              <table:table-cell office:value-type="float" office:value="0.00000071">
                <text:p>0.00000071</text:p>
              </table:table-cell>
              <table:table-cell office:value-type="float" office:value="0.00000337">
                <text:p>0.00000337</text:p>
              </table:table-cell>
              <table:table-cell office:value-type="float" office:value="0.00000266">
                <text:p>0.00000266</text:p>
              </table:table-cell>
              <table:table-cell office:value-type="float" office:value="0.00000071">
                <text:p>0.00000071</text:p>
              </table:table-cell>
            </table:table-row>
            <table:table-row>
              <table:table-cell office:value-type="string">
                <text:p>4</text:p>
              </table:table-cell>
              <table:table-cell office:value-type="float" office:value="1000">
                <text:p>1000</text:p>
              </table:table-cell>
              <table:table-cell office:value-type="float" office:value="0.00000515">
                <text:p>0.00000515</text:p>
              </table:table-cell>
              <table:table-cell office:value-type="float" office:value="0.0000248">
                <text:p>0.0000248</text:p>
              </table:table-cell>
              <table:table-cell office:value-type="float" office:value="0.0000253">
                <text:p>0.0000253</text:p>
              </table:table-cell>
              <table:table-cell office:value-type="float" office:value="0.0000071">
                <text:p>0.0000071</text:p>
              </table:table-cell>
            </table:table-row>
            <table:table-row>
              <table:table-cell office:value-type="string">
                <text:p>5</text:p>
              </table:table-cell>
              <table:table-cell office:value-type="float" office:value="10000">
                <text:p>10000</text:p>
              </table:table-cell>
              <table:table-cell office:value-type="float" office:value="0.0000476">
                <text:p>0.0000476</text:p>
              </table:table-cell>
              <table:table-cell office:value-type="float" office:value="0.000273">
                <text:p>0.000273</text:p>
              </table:table-cell>
              <table:table-cell office:value-type="float" office:value="0.000281">
                <text:p>0.000281</text:p>
              </table:table-cell>
              <table:table-cell office:value-type="float" office:value="0.000071">
                <text:p>0.000071</text:p>
              </table:table-cell>
            </table:table-row>
            <table:table-row>
              <table:table-cell office:value-type="string">
                <text:p>6</text:p>
              </table:table-cell>
              <table:table-cell office:value-type="float" office:value="100000">
                <text:p>100000</text:p>
              </table:table-cell>
              <table:table-cell office:value-type="float" office:value="0.000411">
                <text:p>0.000411</text:p>
              </table:table-cell>
              <table:table-cell office:value-type="float" office:value="0.00281">
                <text:p>0.00281</text:p>
              </table:table-cell>
              <table:table-cell office:value-type="float" office:value="0.00275">
                <text:p>0.00275</text:p>
              </table:table-cell>
              <table:table-cell office:value-type="float" office:value="0.00071">
                <text:p>0.00071</text:p>
              </table:table-cell>
            </table:table-row>
            <table:table-row>
              <table:table-cell office:value-type="string">
                <text:p>7</text:p>
              </table:table-cell>
              <table:table-cell office:value-type="float" office:value="1000000">
                <text:p>1000000</text:p>
              </table:table-cell>
              <table:table-cell office:value-type="float" office:value="0.00394">
                <text:p>0.00394</text:p>
              </table:table-cell>
              <table:table-cell office:value-type="float" office:value="0.0286">
                <text:p>0.0286</text:p>
              </table:table-cell>
              <table:table-cell office:value-type="float" office:value="0.029">
                <text:p>0.029</text:p>
              </table:table-cell>
              <table:table-cell office:value-type="float" office:value="0.0071">
                <text:p>0.0071</text:p>
              </table:table-cell>
            </table:table-row>
            <table:table-row>
              <table:table-cell office:value-type="string">
                <text:p>8</text:p>
              </table:table-cell>
              <table:table-cell office:value-type="float" office:value="10000000">
                <text:p>10000000</text:p>
              </table:table-cell>
              <table:table-cell office:value-type="float" office:value="0.045">
                <text:p>0.045</text:p>
              </table:table-cell>
              <table:table-cell office:value-type="float" office:value="0.286">
                <text:p>0.286</text:p>
              </table:table-cell>
              <table:table-cell office:value-type="float" office:value="0.287">
                <text:p>0.287</text:p>
              </table:table-cell>
              <table:table-cell office:value-type="float" office:value="0.071">
                <text:p>0.071</text:p>
              </table:table-cell>
            </table:table-row>
            <table:table-row>
              <table:table-cell office:value-type="string">
                <text:p>9</text:p>
              </table:table-cell>
              <table:table-cell office:value-type="float" office:value="100000000">
                <text:p>100000000</text:p>
              </table:table-cell>
              <table:table-cell office:value-type="float" office:value="0.323">
                <text:p>0.323</text:p>
              </table:table-cell>
              <table:table-cell office:value-type="float" office:value="2.87">
                <text:p>2.87</text:p>
              </table:table-cell>
              <table:table-cell office:value-type="float" office:value="2.89">
                <text:p>2.89</text:p>
              </table:table-cell>
              <table:table-cell office:value-type="float" office:value="0.71">
                <text:p>0.71</text:p>
              </table:table-cell>
            </table:table-row>
            <table:table-row>
              <table:table-cell office:value-type="string">
                <text:p>10</text:p>
              </table:table-cell>
              <table:table-cell office:value-type="float" office:value="1000000000">
                <text:p>10000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1">
                <text:p>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